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b7b7b7"/>
    </style:style>
    <style:style style:name="T3_2" style:family="text">
      <style:text-properties fo:color="#b7b7b7"/>
    </style:style>
    <style:style style:name="T3_3" style:family="text">
      <style:text-properties fo:color="#b7b7b7"/>
    </style:style>
    <style:style style:name="T3_4" style:family="text">
      <style:text-properties fo:color="#b7b7b7"/>
    </style:style>
    <style:style style:name="T3_5" style:family="text">
      <style:text-properties fo:color="#b7b7b7"/>
    </style:style>
    <style:style style:name="P4" style:family="paragraph" style:parent-style-name="Standard">
      <style:paragraph-properties fo:break-before="auto" fo:line-height="115%" style:writing-mode="lr-tb"/>
      <style:text-properties fo:color="#b7b7b7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b7b7b7"/>
    </style:style>
    <style:style style:name="T5_2" style:family="text">
      <style:text-properties fo:color="#b7b7b7"/>
    </style:style>
    <style:style style:name="T5_3" style:family="text">
      <style:text-properties fo:color="#b7b7b7"/>
    </style:style>
    <style:style style:name="T5_4" style:family="text">
      <style:text-properties fo:color="#b7b7b7"/>
    </style:style>
    <style:style style:name="T5_5" style:family="text">
      <style:text-properties fo:color="#b7b7b7"/>
    </style:style>
    <style:style style:name="T5_6" style:family="text">
      <style:text-properties fo:color="#b7b7b7"/>
    </style:style>
    <style:style style:name="P6" style:family="paragraph" style:parent-style-name="Standard">
      <style:paragraph-properties fo:break-before="auto" fo:line-height="115%" style:writing-mode="lr-tb"/>
      <style:text-properties fo:color="#b7b7b7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b7b7b7"/>
    </style:style>
    <style:style style:name="T7_2" style:family="text">
      <style:text-properties fo:color="#b7b7b7"/>
    </style:style>
    <style:style style:name="T7_3" style:family="text">
      <style:text-properties fo:color="#b7b7b7"/>
    </style:style>
    <style:style style:name="T7_4" style:family="text">
      <style:text-properties fo:color="#b7b7b7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color="#b7b7b7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b7b7b7"/>
    </style:style>
    <style:style style:name="T9_2" style:family="text">
      <style:text-properties fo:color="#b7b7b7"/>
    </style:style>
    <style:style style:name="T9_3" style:family="text">
      <style:text-properties fo:color="#b7b7b7"/>
    </style:style>
    <style:style style:name="T9_4" style:family="text">
      <style:text-properties fo:color="#b7b7b7"/>
    </style:style>
    <style:style style:name="T9_5" style:family="text">
      <style:text-properties fo:color="#b7b7b7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b7b7b7"/>
    </style:style>
    <style:style style:name="T10_2" style:family="text">
      <style:text-properties fo:color="#b7b7b7"/>
    </style:style>
    <style:style style:name="T10_3" style:family="text">
      <style:text-properties fo:color="#b7b7b7"/>
    </style:style>
    <style:style style:name="T10_4" style:family="text">
      <style:text-properties fo:color="#b7b7b7"/>
    </style:style>
    <style:style style:name="T10_5" style:family="text">
      <style:text-properties fo:color="#b7b7b7"/>
    </style:style>
    <style:style style:name="T10_6" style:family="text">
      <style:text-properties fo:color="#b7b7b7"/>
    </style:style>
    <style:style style:name="T10_7" style:family="text">
      <style:text-properties fo:color="#b7b7b7"/>
    </style:style>
    <style:style style:name="T10_8" style:family="text">
      <style:text-properties fo:color="#b7b7b7"/>
    </style:style>
    <style:style style:name="T10_9" style:family="text">
      <style:text-properties fo:color="#b7b7b7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b7b7b7"/>
    </style:style>
    <style:style style:name="T11_2" style:family="text">
      <style:text-properties fo:color="#b7b7b7"/>
    </style:style>
    <style:style style:name="T11_3" style:family="text">
      <style:text-properties fo:color="#b7b7b7"/>
    </style:style>
    <style:style style:name="T11_4" style:family="text">
      <style:text-properties fo:color="#b7b7b7"/>
    </style:style>
    <style:style style:name="T11_5" style:family="text">
      <style:text-properties fo:color="#b7b7b7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b7b7b7"/>
    </style:style>
    <style:style style:name="T12_2" style:family="text">
      <style:text-properties fo:color="#b7b7b7"/>
    </style:style>
    <style:style style:name="T12_3" style:family="text">
      <style:text-properties fo:color="#b7b7b7"/>
    </style:style>
    <style:style style:name="T12_4" style:family="text">
      <style:text-properties fo:color="#b7b7b7"/>
    </style:style>
    <style:style style:name="T12_5" style:family="text">
      <style:text-properties fo:color="#b7b7b7"/>
    </style:style>
    <style:style style:name="T12_6" style:family="text">
      <style:text-properties fo:color="#b7b7b7"/>
    </style:style>
    <style:style style:name="T12_7" style:family="text">
      <style:text-properties fo:color="#b7b7b7"/>
    </style:style>
    <style:style style:name="T12_8" style:family="text">
      <style:text-properties fo:color="#b7b7b7"/>
    </style:style>
    <style:style style:name="T12_9" style:family="text">
      <style:text-properties fo:color="#b7b7b7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color="#b7b7b7"/>
    </style:style>
    <style:style style:name="T13_2" style:family="text">
      <style:text-properties fo:color="#b7b7b7"/>
    </style:style>
    <style:style style:name="T13_3" style:family="text">
      <style:text-properties fo:color="#b7b7b7"/>
    </style:style>
    <style:style style:name="T13_4" style:family="text">
      <style:text-properties fo:color="#b7b7b7"/>
    </style:style>
    <style:style style:name="T13_5" style:family="text">
      <style:text-properties fo:color="#b7b7b7"/>
    </style:style>
    <style:style style:name="T13_6" style:family="text">
      <style:text-properties fo:color="#b7b7b7"/>
    </style:style>
    <style:style style:name="T13_7" style:family="text">
      <style:text-properties fo:color="#b7b7b7"/>
    </style:style>
    <style:style style:name="T13_8" style:family="text">
      <style:text-properties fo:color="#b7b7b7"/>
    </style:style>
    <style:style style:name="T13_9" style:family="text">
      <style:text-properties fo:color="#b7b7b7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color="#b7b7b7"/>
    </style:style>
    <style:style style:name="T14_2" style:family="text">
      <style:text-properties fo:color="#b7b7b7"/>
    </style:style>
    <style:style style:name="T14_3" style:family="text">
      <style:text-properties fo:color="#b7b7b7"/>
    </style:style>
    <style:style style:name="T14_4" style:family="text">
      <style:text-properties fo:color="#b7b7b7"/>
    </style:style>
    <style:style style:name="T14_5" style:family="text">
      <style:text-properties fo:color="#b7b7b7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color="#b7b7b7"/>
    </style:style>
    <style:style style:name="T15_2" style:family="text">
      <style:text-properties fo:color="#b7b7b7"/>
    </style:style>
    <style:style style:name="T15_3" style:family="text">
      <style:text-properties fo:color="#b7b7b7"/>
    </style:style>
    <style:style style:name="T15_4" style:family="text">
      <style:text-properties fo:color="#b7b7b7"/>
    </style:style>
    <style:style style:name="T15_5" style:family="text">
      <style:text-properties fo:color="#b7b7b7"/>
    </style:style>
    <style:style style:name="T15_6" style:family="text">
      <style:text-properties fo:color="#b7b7b7"/>
    </style:style>
    <style:style style:name="T15_7" style:family="text">
      <style:text-properties fo:color="#b7b7b7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color="#b7b7b7"/>
    </style:style>
    <style:style style:name="T16_2" style:family="text">
      <style:text-properties fo:color="#b7b7b7"/>
    </style:style>
    <style:style style:name="T16_3" style:family="text">
      <style:text-properties fo:color="#b7b7b7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color="#b7b7b7"/>
    </style:style>
    <style:style style:name="P18" style:family="paragraph" style:parent-style-name="Standard">
      <style:paragraph-properties fo:break-before="auto" fo:line-height="115%" style:writing-mode="lr-tb"/>
      <style:text-properties fo:color="#b7b7b7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b7b7b7"/>
    </style:style>
    <style:style style:name="T21_2" style:family="text">
      <style:text-properties fo:color="#b7b7b7"/>
    </style:style>
    <style:style style:name="T21_3" style:family="text">
      <style:text-properties fo:color="#b7b7b7"/>
    </style:style>
    <style:style style:name="T21_4" style:family="text">
      <style:text-properties fo:color="#b7b7b7"/>
    </style:style>
    <style:style style:name="T21_5" style:family="text">
      <style:text-properties fo:color="#b7b7b7"/>
    </style:style>
    <style:style style:name="T21_6" style:family="text">
      <style:text-properties fo:color="#b7b7b7"/>
    </style:style>
    <style:style style:name="T21_7" style:family="text">
      <style:text-properties fo:color="#b7b7b7"/>
    </style:style>
    <style:style style:name="T21_8" style:family="text">
      <style:text-properties fo:color="#b7b7b7"/>
    </style:style>
    <style:style style:name="T21_9" style:family="text">
      <style:text-properties fo:color="#b7b7b7"/>
    </style:style>
    <style:style style:name="T21_10" style:family="text">
      <style:text-properties fo:color="#b7b7b7"/>
    </style:style>
    <style:style style:name="T21_11" style:family="text">
      <style:text-properties fo:color="#b7b7b7"/>
    </style:style>
    <style:style style:name="P22" style:family="paragraph" style:parent-style-name="Standard">
      <style:paragraph-properties fo:break-before="auto" fo:line-height="115%" style:writing-mode="lr-tb"/>
      <style:text-properties fo:color="#b7b7b7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b7b7b7"/>
    </style:style>
    <style:style style:name="T23_2" style:family="text">
      <style:text-properties fo:color="#b7b7b7"/>
    </style:style>
    <style:style style:name="T23_3" style:family="text">
      <style:text-properties fo:color="#b7b7b7"/>
    </style:style>
    <style:style style:name="T23_4" style:family="text">
      <style:text-properties fo:color="#b7b7b7"/>
    </style:style>
    <style:style style:name="T23_5" style:family="text">
      <style:text-properties fo:color="#b7b7b7"/>
    </style:style>
    <style:style style:name="T23_6" style:family="text">
      <style:text-properties fo:color="#b7b7b7"/>
    </style:style>
    <style:style style:name="P24" style:family="paragraph" style:parent-style-name="Standard">
      <style:paragraph-properties fo:break-before="auto" fo:line-height="115%" style:writing-mode="lr-tb"/>
      <style:text-properties fo:color="#b7b7b7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b7b7b7"/>
    </style:style>
    <style:style style:name="T25_2" style:family="text">
      <style:text-properties fo:color="#b7b7b7"/>
    </style:style>
    <style:style style:name="T25_3" style:family="text">
      <style:text-properties fo:color="#b7b7b7"/>
    </style:style>
    <style:style style:name="T25_4" style:family="text">
      <style:text-properties fo:color="#b7b7b7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b7b7b7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b7b7b7"/>
    </style:style>
    <style:style style:name="T27_2" style:family="text">
      <style:text-properties fo:color="#b7b7b7"/>
    </style:style>
    <style:style style:name="T27_3" style:family="text">
      <style:text-properties fo:color="#b7b7b7"/>
    </style:style>
    <style:style style:name="T27_4" style:family="text">
      <style:text-properties fo:color="#b7b7b7"/>
    </style:style>
    <style:style style:name="T27_5" style:family="text">
      <style:text-properties fo:color="#b7b7b7"/>
    </style:style>
    <style:style style:name="T27_6" style:family="text">
      <style:text-properties fo:color="#b7b7b7"/>
    </style:style>
    <style:style style:name="T27_7" style:family="text">
      <style:text-properties fo:color="#b7b7b7"/>
    </style:style>
    <style:style style:name="T27_8" style:family="text">
      <style:text-properties fo:color="#b7b7b7"/>
    </style:style>
    <style:style style:name="T27_9" style:family="text">
      <style:text-properties fo:color="#b7b7b7"/>
    </style:style>
    <style:style style:name="T27_10" style:family="text">
      <style:text-properties fo:color="#b7b7b7"/>
    </style:style>
    <style:style style:name="T27_11" style:family="text">
      <style:text-properties fo:color="#b7b7b7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b7b7b7"/>
    </style:style>
    <style:style style:name="T28_2" style:family="text">
      <style:text-properties fo:color="#b7b7b7"/>
    </style:style>
    <style:style style:name="T28_3" style:family="text">
      <style:text-properties fo:color="#b7b7b7"/>
    </style:style>
    <style:style style:name="T28_4" style:family="text">
      <style:text-properties fo:color="#b7b7b7"/>
    </style:style>
    <style:style style:name="T28_5" style:family="text">
      <style:text-properties fo:color="#b7b7b7"/>
    </style:style>
    <style:style style:name="T28_6" style:family="text">
      <style:text-properties fo:color="#b7b7b7"/>
    </style:style>
    <style:style style:name="T28_7" style:family="text">
      <style:text-properties fo:color="#b7b7b7"/>
    </style:style>
    <style:style style:name="T28_8" style:family="text">
      <style:text-properties fo:color="#b7b7b7"/>
    </style:style>
    <style:style style:name="T28_9" style:family="text">
      <style:text-properties fo:color="#b7b7b7"/>
    </style:style>
    <style:style style:name="T28_10" style:family="text">
      <style:text-properties fo:color="#b7b7b7"/>
    </style:style>
    <style:style style:name="T28_11" style:family="text">
      <style:text-properties fo:color="#b7b7b7"/>
    </style:style>
    <style:style style:name="T28_12" style:family="text">
      <style:text-properties fo:color="#b7b7b7"/>
    </style:style>
    <style:style style:name="T28_13" style:family="text">
      <style:text-properties fo:color="#b7b7b7"/>
    </style:style>
    <style:style style:name="T28_14" style:family="text">
      <style:text-properties fo:color="#b7b7b7"/>
    </style:style>
    <style:style style:name="T28_15" style:family="text">
      <style:text-properties fo:color="#b7b7b7"/>
    </style:style>
    <style:style style:name="T28_16" style:family="text">
      <style:text-properties fo:color="#b7b7b7"/>
    </style:style>
    <style:style style:name="T28_17" style:family="text">
      <style:text-properties fo:color="#b7b7b7"/>
    </style:style>
    <style:style style:name="T28_18" style:family="text">
      <style:text-properties fo:color="#b7b7b7"/>
    </style:style>
    <style:style style:name="T28_19" style:family="text">
      <style:text-properties fo:color="#b7b7b7"/>
    </style:style>
    <style:style style:name="T28_20" style:family="text">
      <style:text-properties fo:color="#b7b7b7"/>
    </style:style>
    <style:style style:name="T28_21" style:family="text">
      <style:text-properties fo:color="#b7b7b7"/>
    </style:style>
    <style:style style:name="T28_22" style:family="text">
      <style:text-properties fo:color="#b7b7b7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b7b7b7"/>
    </style:style>
    <style:style style:name="T29_2" style:family="text">
      <style:text-properties fo:color="#b7b7b7"/>
    </style:style>
    <style:style style:name="T29_3" style:family="text">
      <style:text-properties fo:color="#b7b7b7"/>
    </style:style>
    <style:style style:name="T29_4" style:family="text">
      <style:text-properties fo:color="#b7b7b7"/>
    </style:style>
    <style:style style:name="T29_5" style:family="text">
      <style:text-properties fo:color="#b7b7b7"/>
    </style:style>
    <style:style style:name="T29_6" style:family="text">
      <style:text-properties fo:color="#b7b7b7"/>
    </style:style>
    <style:style style:name="T29_7" style:family="text">
      <style:text-properties fo:color="#b7b7b7"/>
    </style:style>
    <style:style style:name="T29_8" style:family="text">
      <style:text-properties fo:color="#b7b7b7"/>
    </style:style>
    <style:style style:name="T29_9" style:family="text">
      <style:text-properties fo:color="#b7b7b7"/>
    </style:style>
    <style:style style:name="T29_10" style:family="text">
      <style:text-properties fo:color="#b7b7b7"/>
    </style:style>
    <style:style style:name="T29_11" style:family="text">
      <style:text-properties fo:color="#b7b7b7"/>
    </style:style>
    <style:style style:name="T29_12" style:family="text">
      <style:text-properties fo:color="#b7b7b7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b7b7b7"/>
    </style:style>
    <style:style style:name="T30_2" style:family="text">
      <style:text-properties fo:color="#b7b7b7"/>
    </style:style>
    <style:style style:name="T30_3" style:family="text">
      <style:text-properties fo:color="#b7b7b7"/>
    </style:style>
    <style:style style:name="T30_4" style:family="text">
      <style:text-properties fo:color="#b7b7b7"/>
    </style:style>
    <style:style style:name="T30_5" style:family="text">
      <style:text-properties fo:color="#b7b7b7"/>
    </style:style>
    <style:style style:name="T30_6" style:family="text">
      <style:text-properties fo:color="#b7b7b7"/>
    </style:style>
    <style:style style:name="T30_7" style:family="text">
      <style:text-properties fo:color="#b7b7b7"/>
    </style:style>
    <style:style style:name="T30_8" style:family="text">
      <style:text-properties fo:color="#b7b7b7"/>
    </style:style>
    <style:style style:name="T30_9" style:family="text">
      <style:text-properties fo:color="#b7b7b7"/>
    </style:style>
    <style:style style:name="T30_10" style:family="text">
      <style:text-properties fo:color="#b7b7b7"/>
    </style:style>
    <style:style style:name="T30_11" style:family="text">
      <style:text-properties fo:color="#b7b7b7"/>
    </style:style>
    <style:style style:name="T30_12" style:family="text">
      <style:text-properties fo:color="#b7b7b7"/>
    </style:style>
    <style:style style:name="T30_13" style:family="text">
      <style:text-properties fo:color="#b7b7b7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b7b7b7"/>
    </style:style>
    <style:style style:name="T31_2" style:family="text">
      <style:text-properties fo:color="#b7b7b7"/>
    </style:style>
    <style:style style:name="T31_3" style:family="text">
      <style:text-properties fo:color="#b7b7b7"/>
    </style:style>
    <style:style style:name="T31_4" style:family="text">
      <style:text-properties fo:color="#b7b7b7"/>
    </style:style>
    <style:style style:name="T31_5" style:family="text">
      <style:text-properties fo:color="#b7b7b7"/>
    </style:style>
    <style:style style:name="T31_6" style:family="text">
      <style:text-properties fo:color="#b7b7b7"/>
    </style:style>
    <style:style style:name="T31_7" style:family="text">
      <style:text-properties fo:color="#b7b7b7"/>
    </style:style>
    <style:style style:name="T31_8" style:family="text">
      <style:text-properties fo:color="#b7b7b7"/>
    </style:style>
    <style:style style:name="T31_9" style:family="text">
      <style:text-properties fo:color="#b7b7b7"/>
    </style:style>
    <style:style style:name="T31_10" style:family="text">
      <style:text-properties fo:color="#b7b7b7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b7b7b7"/>
    </style:style>
    <style:style style:name="T32_2" style:family="text">
      <style:text-properties fo:color="#b7b7b7"/>
    </style:style>
    <style:style style:name="T32_3" style:family="text">
      <style:text-properties fo:color="#b7b7b7"/>
    </style:style>
    <style:style style:name="T32_4" style:family="text">
      <style:text-properties fo:color="#b7b7b7"/>
    </style:style>
    <style:style style:name="T32_5" style:family="text">
      <style:text-properties fo:color="#b7b7b7"/>
    </style:style>
    <style:style style:name="T32_6" style:family="text">
      <style:text-properties fo:color="#b7b7b7"/>
    </style:style>
    <style:style style:name="T32_7" style:family="text">
      <style:text-properties fo:color="#b7b7b7"/>
    </style:style>
    <style:style style:name="T32_8" style:family="text">
      <style:text-properties fo:color="#b7b7b7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b7b7b7"/>
    </style:style>
    <style:style style:name="T33_2" style:family="text">
      <style:text-properties fo:color="#b7b7b7"/>
    </style:style>
    <style:style style:name="T33_3" style:family="text">
      <style:text-properties fo:color="#b7b7b7"/>
    </style:style>
    <style:style style:name="T33_4" style:family="text">
      <style:text-properties fo:color="#b7b7b7"/>
    </style:style>
    <style:style style:name="T33_5" style:family="text">
      <style:text-properties fo:color="#b7b7b7"/>
    </style:style>
    <style:style style:name="T33_6" style:family="text">
      <style:text-properties fo:color="#b7b7b7"/>
    </style:style>
    <style:style style:name="T33_7" style:family="text">
      <style:text-properties fo:color="#b7b7b7"/>
    </style:style>
    <style:style style:name="T33_8" style:family="text">
      <style:text-properties fo:color="#b7b7b7"/>
    </style:style>
    <style:style style:name="T33_9" style:family="text">
      <style:text-properties fo:color="#b7b7b7"/>
    </style:style>
    <style:style style:name="T33_10" style:family="text">
      <style:text-properties fo:color="#b7b7b7"/>
    </style:style>
    <style:style style:name="T33_11" style:family="text">
      <style:text-properties fo:color="#b7b7b7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b7b7b7"/>
    </style:style>
    <style:style style:name="T34_2" style:family="text">
      <style:text-properties fo:color="#b7b7b7"/>
    </style:style>
    <style:style style:name="T34_3" style:family="text">
      <style:text-properties fo:color="#b7b7b7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b7b7b7"/>
    </style:style>
    <style:style style:name="P36" style:family="paragraph" style:parent-style-name="Standard">
      <style:paragraph-properties fo:break-before="auto" fo:line-height="115%" style:writing-mode="lr-tb"/>
      <style:text-properties fo:color="#b7b7b7"/>
    </style:style>
    <style:style style:name="P37" style:family="paragraph" style:parent-style-name="Standard">
      <style:paragraph-properties fo:break-before="auto" fo:line-height="115%" style:writing-mode="lr-tb"/>
      <style:text-properties fo:color="#b7b7b7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</office:automatic-styles>
  <office:body>
    <office:text>
      <text:p text:style-name="P1"><text:span text:style-name="T1_1">1.<text:s text:c="2"/></text:span><text:span text:style-name="T1_2">Comment</text:span><text:span text:style-name="T1_3"><text:s/></text:span><text:span text:style-name="T1_4">this</text:span><text:span text:style-name="T1_5"><text:s/></text:span><text:span text:style-name="T1_6">code</text:span><text:span text:style-name="T1_7">:</text:span></text:p>
      <text:p text:style-name="P2"/>
      <text:p text:style-name="P3"><text:span text:style-name="T3_1">#</text:span><text:span text:style-name="T3_2">include</text:span><text:span text:style-name="T3_3"><text:s/>&lt;</text:span><text:span text:style-name="T3_4">iostream</text:span><text:span text:style-name="T3_5">&gt;</text:span></text:p>
      <text:p text:style-name="P4"/>
      <text:p text:style-name="P5"><text:span text:style-name="T5_1">using</text:span><text:span text:style-name="T5_2"><text:s/></text:span><text:span text:style-name="T5_3">namespace</text:span><text:span text:style-name="T5_4"><text:s/></text:span><text:span text:style-name="T5_5">std</text:span><text:span text:style-name="T5_6">;</text:span></text:p>
      <text:p text:style-name="P6"/>
      <text:p text:style-name="P7"><text:span text:style-name="T7_1">int</text:span><text:span text:style-name="T7_2"><text:s/></text:span><text:span text:style-name="T7_3">main</text:span><text:span text:style-name="T7_4">()</text:span></text:p>
      <text:p text:style-name="P8"><text:span text:style-name="T8_1">{</text:span></text:p>
      <text:p text:style-name="P9"><text:span text:style-name="T9_1"><text:tab/></text:span><text:span text:style-name="T9_2">int</text:span><text:span text:style-name="T9_3"><text:s/></text:span><text:span text:style-name="T9_4">time</text:span><text:span text:style-name="T9_5">;</text:span></text:p>
      <text:p text:style-name="P10"><text:span text:style-name="T10_1"><text:tab/></text:span><text:span text:style-name="T10_2">cout</text:span><text:span text:style-name="T10_3"><text:s/>&lt;&lt;<text:s/>"</text:span><text:span text:style-name="T10_4">Enter</text:span><text:span text:style-name="T10_5"><text:s/></text:span><text:span text:style-name="T10_6">time</text:span><text:span text:style-name="T10_7"><text:s/>\</text:span><text:span text:style-name="T10_8">n</text:span><text:span text:style-name="T10_9">";</text:span></text:p>
      <text:p text:style-name="P11"><text:span text:style-name="T11_1"><text:tab/></text:span><text:span text:style-name="T11_2">cin</text:span><text:span text:style-name="T11_3"><text:s/>&gt;&gt;<text:s/></text:span><text:span text:style-name="T11_4">time</text:span><text:span text:style-name="T11_5">;</text:span></text:p>
      <text:p text:style-name="P12"><text:span text:style-name="T12_1"><text:tab/></text:span><text:span text:style-name="T12_2">int</text:span><text:span text:style-name="T12_3"><text:s/></text:span><text:span text:style-name="T12_4">answer</text:span><text:span text:style-name="T12_5"><text:s/>=<text:s/>(32<text:s/>*<text:s/></text:span><text:span text:style-name="T12_6">time</text:span><text:span text:style-name="T12_7"><text:s/>*<text:s/></text:span><text:span text:style-name="T12_8">time</text:span><text:span text:style-name="T12_9">)<text:s/>/<text:s/>2;</text:span></text:p>
      <text:p text:style-name="P13"><text:span text:style-name="T13_1"><text:tab/></text:span><text:span text:style-name="T13_2">cout</text:span><text:span text:style-name="T13_3"><text:s/>&lt;&lt;<text:s/>"</text:span><text:span text:style-name="T13_4">The</text:span><text:span text:style-name="T13_5"><text:s/></text:span><text:span text:style-name="T13_6">distance</text:span><text:span text:style-name="T13_7"><text:s/></text:span><text:span text:style-name="T13_8">is</text:span><text:span text:style-name="T13_9"><text:s/>";</text:span></text:p>
      <text:p text:style-name="P14"><text:span text:style-name="T14_1"><text:tab/></text:span><text:span text:style-name="T14_2">cout</text:span><text:span text:style-name="T14_3"><text:s/>&lt;&lt;<text:s/></text:span><text:span text:style-name="T14_4">answer</text:span><text:span text:style-name="T14_5">;</text:span></text:p>
      <text:p text:style-name="P15"><text:span text:style-name="T15_1"><text:tab/></text:span><text:span text:style-name="T15_2">cout</text:span><text:span text:style-name="T15_3"><text:s/>&lt;&lt;<text:s/>"<text:s/></text:span><text:span text:style-name="T15_4">seconds</text:span><text:span text:style-name="T15_5">\</text:span><text:span text:style-name="T15_6">n</text:span><text:span text:style-name="T15_7">";</text:span></text:p>
      <text:p text:style-name="P16"><text:span text:style-name="T16_1"><text:tab/></text:span><text:span text:style-name="T16_2">return</text:span><text:span text:style-name="T16_3"><text:s/>0;</text:span></text:p>
      <text:p text:style-name="P17"><text:span text:style-name="T17_1">}</text:span></text:p>
      <text:p text:style-name="P18"/>
      <text:p text:style-name="P19"><text:span text:style-name="T19_1">2.<text:s text:c="2"/></text:span><text:span text:style-name="T19_2">Fix</text:span><text:span text:style-name="T19_3"><text:s/></text:span><text:span text:style-name="T19_4">this</text:span><text:span text:style-name="T19_5"><text:s/></text:span><text:span text:style-name="T19_6">code</text:span><text:span text:style-name="T19_7"><text:s/></text:span><text:span text:style-name="T19_8">so</text:span><text:span text:style-name="T19_9"><text:s/></text:span><text:span text:style-name="T19_10">that</text:span><text:span text:style-name="T19_11"><text:s/></text:span><text:span text:style-name="T19_12">it</text:span><text:span text:style-name="T19_13"><text:s/></text:span><text:span text:style-name="T19_14">runs</text:span><text:span text:style-name="T19_15"><text:s/></text:span><text:span text:style-name="T19_16">and</text:span><text:span text:style-name="T19_17"><text:s/></text:span><text:span text:style-name="T19_18">compiles</text:span><text:span text:style-name="T19_19"><text:s/></text:span><text:span text:style-name="T19_20">as</text:span><text:span text:style-name="T19_21"><text:s/></text:span><text:span text:style-name="T19_22">it</text:span><text:span text:style-name="T19_23"><text:s/></text:span><text:span text:style-name="T19_24">should</text:span><text:span text:style-name="T19_25">.</text:span></text:p>
      <text:p text:style-name="P20"/>
      <text:p text:style-name="P21"><text:span text:style-name="T21_1">/*<text:s/>#</text:span><text:span text:style-name="T21_2">include</text:span><text:span text:style-name="T21_3"><text:s/>&lt;</text:span><text:span text:style-name="T21_4">iostream</text:span><text:span text:style-name="T21_5">&gt;<text:s/></text:span><text:span text:style-name="T21_6">includes</text:span><text:span text:style-name="T21_7"><text:s/></text:span><text:span text:style-name="T21_8">the</text:span><text:span text:style-name="T21_9"><text:s/></text:span><text:span text:style-name="T21_10">iostream</text:span><text:span text:style-name="T21_11">*</text:span></text:p>
      <text:p text:style-name="P22"/>
      <text:p text:style-name="P23"><text:span text:style-name="T23_1">using</text:span><text:span text:style-name="T23_2"><text:s/></text:span><text:span text:style-name="T23_3">namespace</text:span><text:span text:style-name="T23_4"><text:s/></text:span><text:span text:style-name="T23_5">std</text:span><text:span text:style-name="T23_6">;</text:span></text:p>
      <text:p text:style-name="P24"/>
      <text:p text:style-name="P25"><text:span text:style-name="T25_1">int</text:span><text:span text:style-name="T25_2"><text:s/></text:span><text:span text:style-name="T25_3">main</text:span><text:span text:style-name="T25_4">()</text:span></text:p>
      <text:p text:style-name="P26"><text:span text:style-name="T26_1">{</text:span></text:p>
      <text:p text:style-name="P27"><text:span text:style-name="T27_1"><text:tab/></text:span><text:span text:style-name="T27_2">int</text:span><text:span text:style-name="T27_3"><text:s/></text:span><text:span text:style-name="T27_4">time</text:span><text:span text:style-name="T27_5">;<text:tab/><text:tab/><text:tab/><text:tab/>//</text:span><text:span text:style-name="T27_6">initiates</text:span><text:span text:style-name="T27_7"><text:s/></text:span><text:span text:style-name="T27_8">the</text:span><text:span text:style-name="T27_9"><text:s/></text:span><text:span text:style-name="T27_10">time</text:span><text:span text:style-name="T27_11"><text:s/></text:span></text:p>
      <text:p text:style-name="P28"><text:span text:style-name="T28_1"><text:tab/></text:span><text:span text:style-name="T28_2">cout</text:span><text:span text:style-name="T28_3"><text:s/>&lt;&lt;<text:s/>"</text:span><text:span text:style-name="T28_4">Enter</text:span><text:span text:style-name="T28_5"><text:s/></text:span><text:span text:style-name="T28_6">time</text:span><text:span text:style-name="T28_7"><text:s/>\</text:span><text:span text:style-name="T28_8">n</text:span><text:span text:style-name="T28_9">";<text:s/><text:tab/><text:tab/>//</text:span><text:span text:style-name="T28_10">asks</text:span><text:span text:style-name="T28_11"><text:s/></text:span><text:span text:style-name="T28_12">the</text:span><text:span text:style-name="T28_13"><text:s/></text:span><text:span text:style-name="T28_14">user</text:span><text:span text:style-name="T28_15"><text:s/></text:span><text:span text:style-name="T28_16">to</text:span><text:span text:style-name="T28_17"><text:s/></text:span><text:span text:style-name="T28_18">enter</text:span><text:span text:style-name="T28_19"><text:s/></text:span><text:span text:style-name="T28_20">the</text:span><text:span text:style-name="T28_21"><text:s/></text:span><text:span text:style-name="T28_22">time</text:span></text:p>
      <text:p text:style-name="P29"><text:span text:style-name="T29_1"><text:tab/></text:span><text:span text:style-name="T29_2">cin</text:span><text:span text:style-name="T29_3"><text:s/>&gt;&gt;<text:s/></text:span><text:span text:style-name="T29_4">time</text:span><text:span text:style-name="T29_5">;<text:s/><text:tab/><text:tab/><text:tab/><text:tab/>//</text:span><text:span text:style-name="T29_6">Takes</text:span><text:span text:style-name="T29_7"><text:s/></text:span><text:span text:style-name="T29_8">the</text:span><text:span text:style-name="T29_9"><text:s/></text:span><text:span text:style-name="T29_10">users</text:span><text:span text:style-name="T29_11"><text:s/></text:span><text:span text:style-name="T29_12">time</text:span></text:p>
      <text:p text:style-name="P30"><text:span text:style-name="T30_1"><text:tab/></text:span><text:span text:style-name="T30_2">int</text:span><text:span text:style-name="T30_3"><text:s/></text:span><text:span text:style-name="T30_4">answer</text:span><text:span text:style-name="T30_5"><text:s/>=<text:s/>(32<text:s/>*<text:s/></text:span><text:span text:style-name="T30_6">time</text:span><text:span text:style-name="T30_7"><text:s/>*<text:s/></text:span><text:span text:style-name="T30_8">time</text:span><text:span text:style-name="T30_9">)<text:s/>/<text:s/>2;<text:tab/>//</text:span><text:span text:style-name="T30_10">calculates</text:span><text:span text:style-name="T30_11"><text:s/></text:span><text:span text:style-name="T30_12">it</text:span><text:span text:style-name="T30_13">;</text:span></text:p>
      <text:p text:style-name="P31"><text:span text:style-name="T31_1"><text:tab/></text:span><text:span text:style-name="T31_2">cout</text:span><text:span text:style-name="T31_3"><text:s/>&lt;&lt;<text:s/>"</text:span><text:span text:style-name="T31_4">The</text:span><text:span text:style-name="T31_5"><text:s/></text:span><text:span text:style-name="T31_6">distance</text:span><text:span text:style-name="T31_7"><text:s/></text:span><text:span text:style-name="T31_8">is</text:span><text:span text:style-name="T31_9"><text:s/>";<text:s/><text:tab/><text:tab/>/*</text:span><text:span text:style-name="T31_10">Outputs</text:span></text:p>
      <text:p text:style-name="P32"><text:span text:style-name="T32_1"><text:tab/></text:span><text:span text:style-name="T32_2">cout</text:span><text:span text:style-name="T32_3"><text:s/>&lt;&lt;<text:s/></text:span><text:span text:style-name="T32_4">answer</text:span><text:span text:style-name="T32_5">;<text:tab/><text:tab/><text:tab/></text:span><text:span text:style-name="T32_6">the</text:span><text:span text:style-name="T32_7"><text:s/></text:span><text:span text:style-name="T32_8">distance</text:span></text:p>
      <text:p text:style-name="P33"><text:span text:style-name="T33_1"><text:tab/></text:span><text:span text:style-name="T33_2">cout</text:span><text:span text:style-name="T33_3"><text:s/>&lt;&lt;<text:s/>"<text:s/></text:span><text:span text:style-name="T33_4">seconds</text:span><text:span text:style-name="T33_5">\</text:span><text:span text:style-name="T33_6">n</text:span><text:span text:style-name="T33_7">";<text:tab/><text:tab/><text:tab/></text:span><text:span text:style-name="T33_8">in</text:span><text:span text:style-name="T33_9"><text:s/></text:span><text:span text:style-name="T33_10">seconds</text:span><text:span text:style-name="T33_11"><text:s/>*/</text:span></text:p>
      <text:p text:style-name="P34"><text:span text:style-name="T34_1"><text:tab/></text:span><text:span text:style-name="T34_2">return</text:span><text:span text:style-name="T34_3"><text:s/>0;</text:span></text:p>
      <text:p text:style-name="P35"><text:span text:style-name="T35_1">}</text:span></text:p>
      <text:p text:style-name="P36"/>
      <text:p text:style-name="P37"/>
      <text:p text:style-name="P38"><text:span text:style-name="T38_1">3.<text:s/></text:span><text:span text:style-name="T38_2">Explain</text:span><text:span text:style-name="T38_3"><text:s/></text:span><text:span text:style-name="T38_4">the</text:span><text:span text:style-name="T38_5"><text:s/></text:span><text:span text:style-name="T38_6">purpose</text:span><text:span text:style-name="T38_7"><text:s/></text:span><text:span text:style-name="T38_8">of</text:span><text:span text:style-name="T38_9"><text:s/></text:span><text:span text:style-name="T38_10">commenting</text:span><text:span text:style-name="T38_11">.<text:s/></text:span><text:span text:style-name="T38_12">How</text:span><text:span text:style-name="T38_13"><text:s/></text:span><text:span text:style-name="T38_14">does</text:span><text:span text:style-name="T38_15"><text:s/></text:span><text:span text:style-name="T38_16">it</text:span><text:span text:style-name="T38_17"><text:s/></text:span><text:span text:style-name="T38_18">help</text:span><text:span text:style-name="T38_19"><text:s/></text:span><text:span text:style-name="T38_20">you</text:span><text:span text:style-name="T38_21">?<text:s/></text:span><text:span text:style-name="T38_22">Why</text:span><text:span text:style-name="T38_23"><text:s/></text:span><text:span text:style-name="T38_24">would</text:span><text:span text:style-name="T38_25"><text:s/></text:span><text:span text:style-name="T38_26">someone</text:span><text:span text:style-name="T38_27"><text:s/></text:span><text:span text:style-name="T38_28">else</text:span><text:span text:style-name="T38_29"><text:s/></text:span><text:span text:style-name="T38_30">need</text:span><text:span text:style-name="T38_31"><text:s/></text:span><text:span text:style-name="T38_32">to</text:span><text:span text:style-name="T38_33"><text:s/></text:span><text:span text:style-name="T38_34">be</text:span><text:span text:style-name="T38_35"><text:s/></text:span><text:span text:style-name="T38_36">able</text:span><text:span text:style-name="T38_37"><text:s/></text:span><text:span text:style-name="T38_38">to</text:span><text:span text:style-name="T38_39"><text:s/></text:span><text:span text:style-name="T38_40">understand</text:span><text:span text:style-name="T38_41"><text:s/></text:span><text:span text:style-name="T38_42">your</text:span><text:span text:style-name="T38_43"><text:s/></text:span><text:span text:style-name="T38_44">code</text:span><text:span text:style-name="T38_45">?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